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0000002E3F8F59603EFF6B02E.png" manifest:media-type="image/png"/>
  <manifest:file-entry manifest:full-path="Pictures/10000000000004AA00000261726F5BBB91611890.png" manifest:media-type="image/png"/>
  <manifest:file-entry manifest:full-path="Pictures/10000000000004A9000002602E046A207FD6531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6fd" officeooo:paragraph-rsid="0005f6fd"/>
    </style:style>
    <style:style style:name="T1" style:family="text">
      <style:text-properties officeooo:rsid="00060a87"/>
    </style:style>
    <style:style style:name="T2" style:family="text">
      <style:text-properties officeooo:rsid="0007e0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6.53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TESTE <text:span text:style-name="T2">7</text:span></text:p>
      <text:p text:style-name="P1"><draw:frame draw:style-name="fr1" draw:name="Figura1" text:anchor-type="paragraph" svg:x="0cm" svg:y="0.196cm" svg:width="17cm" svg:height="7.957cm" draw:z-index="0"><draw:image xlink:href="Pictures/10000000000004AA00000261726F5BBB91611890.png" xlink:type="simple" xlink:show="embed" xlink:actuate="onLoad"/></draw:frame><draw:frame draw:style-name="fr2" draw:name="Figura2" text:anchor-type="paragraph" svg:y="8.306cm" svg:width="17cm" svg:height="7.689cm" draw:z-index="1"><draw:image xlink:href="Pictures/10000000000004A9000002602E046A207FD6531D.png" xlink:type="simple" xlink:show="embed" xlink:actuate="onLoad"/></draw:frame><draw:frame draw:style-name="fr3" draw:name="Figura3" text:anchor-type="paragraph" svg:x="0.159cm" svg:y="16.196cm" svg:width="17cm" svg:height="7.673cm" draw:z-index="2"><draw:image xlink:href="Pictures/10000000000004A0000002E3F8F59603EFF6B02E.png" xlink:type="simple" xlink:show="embed" xlink:actuate="onLoad"/></draw:frame></text:p>
      <text:p text:style-name="P1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5:35:12.402000000</meta:creation-date>
    <dc:date>2018-03-02T15:53:16.572000000</dc:date>
    <meta:editing-duration>PT18M3S</meta:editing-duration>
    <meta:editing-cycles>3</meta:editing-cycles>
    <meta:generator>LibreOffice/5.3.1.2$Windows_X86_64 LibreOffice_project/e80a0e0fd1875e1696614d24c32df0f95f03deb2</meta:generator>
    <meta:document-statistic meta:table-count="0" meta:image-count="3" meta:object-count="0" meta:page-count="2" meta:paragraph-count="1" meta:word-count="2" meta:character-count="7" meta:non-whitespace-character-count="6"/>
  </office:meta>
</office:document-meta>
</file>